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01e860" officeooo:paragraph-rsid="0001e86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2.766cm" fo:min-width="2.9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7.562cm" svg:y="7.601cm" svg:width="7.625cm" draw:z-index="1"><draw:text-box fo:min-height="3.367cm"><text:p text:style-name="P1">Hello! I will be the textbox for the shape!</text:p></draw:text-box></draw:frame><draw:custom-shape text:anchor-type="paragraph" draw:z-index="0" draw:name="Shape1" draw:style-name="gr1" svg:width="5.966cm" svg:height="5.532cm" svg:x="2.078cm" svg:y="2.06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09:23:23.496000000</dc:date>
    <meta:editing-duration>PT55S</meta:editing-duration>
    <meta:editing-cycles>1</meta:editing-cycles>
    <meta:document-statistic meta:table-count="0" meta:image-count="0" meta:object-count="0" meta:page-count="1" meta:paragraph-count="1" meta:word-count="9" meta:character-count="43" meta:non-whitespace-character-count="35"/>
    <meta:generator>LibreOffice/7.1.1.2$Windows_X86_64 LibreOffice_project/fe0b08f4af1bacafe4c7ecc87ce55bb426164676</meta:generator>
  </office:meta>
</office:document-meta>
</file>